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List" style:family="table">
      <style:table-properties style:width="59.99mm" table:align="margins"/>
    </style:style>
    <style:style style:name="List.A" style:family="table-column">
      <style:table-column-properties style:column-width="29.99mm" style:rel-column-width="32767*"/>
    </style:style>
    <style:style style:name="List.B" style:family="table-column">
      <style:table-column-properties style:column-width="30mm" style:rel-column-width="32768*"/>
    </style:style>
    <style:style style:name="List.A1" style:family="table-cell">
      <style:table-cell-properties fo:padding="0.97mm" fo:border="none"/>
    </style:style>
    <style:style style:name="Table2" style:family="table">
      <style:table-properties style:width="59.99mm" table:align="margins"/>
    </style:style>
    <style:style style:name="Table2.A" style:family="table-column">
      <style:table-column-properties style:column-width="29.99mm" style:rel-column-width="32767*"/>
    </style:style>
    <style:style style:name="Table2.B" style:family="table-column">
      <style:table-column-properties style:column-width="30mm" style:rel-column-width="32768*"/>
    </style:style>
    <style:style style:name="Table2.A1" style:family="table-cell">
      <style:table-cell-properties fo:padding="0.97mm" fo:border="none"/>
    </style:style>
    <style:style style:name="Table3" style:family="table">
      <style:table-properties style:width="59.99mm" table:align="margins"/>
    </style:style>
    <style:style style:name="Table3.A" style:family="table-column">
      <style:table-column-properties style:column-width="29.99mm" style:rel-column-width="32767*"/>
    </style:style>
    <style:style style:name="Table3.B" style:family="table-column">
      <style:table-column-properties style:column-width="30mm" style:rel-column-width="32768*"/>
    </style:style>
    <style:style style:name="Table3.A1" style:family="table-cell">
      <style:table-cell-properties fo:padding="0.97mm" fo:border="none"/>
    </style:style>
    <style:style style:name="ActionList" style:family="table">
      <style:table-properties style:width="59.95mm" table:align="left"/>
    </style:style>
    <style:style style:name="ActionList.A" style:family="table-column">
      <style:table-column-properties style:column-width="31.27mm"/>
    </style:style>
    <style:style style:name="ActionList.B" style:family="table-column">
      <style:table-column-properties style:column-width="2.22mm"/>
    </style:style>
    <style:style style:name="ActionList.C" style:family="table-column">
      <style:table-column-properties style:column-width="26.46mm"/>
    </style:style>
    <style:style style:name="ActionList.A1" style:family="table-cell">
      <style:table-cell-properties fo:padding="0.97mm" fo:border="none"/>
    </style:style>
    <style:style style:name="P1" style:family="paragraph" style:parent-style-name="Standard">
      <style:paragraph-properties fo:text-align="center" style:justify-single-word="false"/>
      <style:text-properties style:font-name="Lucida Console" fo:font-size="8pt" officeooo:rsid="002ae7e8" officeooo:paragraph-rsid="002ae7e8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Lucida Console" fo:font-size="8pt" officeooo:rsid="002ae7e8" officeooo:paragraph-rsid="004e6253" style:font-size-asian="8pt" style:font-size-complex="8pt"/>
    </style:style>
    <style:style style:name="P3" style:family="paragraph" style:parent-style-name="Standard">
      <style:text-properties style:font-name="Lucida Console" fo:font-size="8pt" officeooo:rsid="002ae7e8" officeooo:paragraph-rsid="002ae7e8" style:font-size-asian="8pt" style:font-size-complex="8pt"/>
    </style:style>
    <style:style style:name="P4" style:family="paragraph" style:parent-style-name="Standard">
      <style:text-properties style:font-name="Lucida Console" fo:font-size="8pt" officeooo:rsid="00154418" officeooo:paragraph-rsid="001883ec" style:font-size-asian="8pt" style:font-size-complex="8pt"/>
    </style:style>
    <style:style style:name="P5" style:family="paragraph" style:parent-style-name="Standard">
      <style:text-properties style:font-name="Lucida Console" fo:font-size="8pt" officeooo:rsid="001c556d" officeooo:paragraph-rsid="00300083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Lucida Console" fo:font-size="8pt" officeooo:rsid="00300083" officeooo:paragraph-rsid="00300083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Lucida Console" fo:font-size="8pt" officeooo:rsid="00300083" officeooo:paragraph-rsid="0043a4ca" style:font-size-asian="8pt" style:font-size-complex="8pt"/>
    </style:style>
    <style:style style:name="P8" style:family="paragraph" style:parent-style-name="Standard">
      <style:paragraph-properties fo:text-align="start" style:justify-single-word="false"/>
      <style:text-properties style:font-name="Lucida Console" fo:font-size="8pt" officeooo:rsid="00300083" officeooo:paragraph-rsid="00300083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style:font-name="Lucida Console" fo:font-size="8pt" officeooo:rsid="00300083" officeooo:paragraph-rsid="0039bc23" style:font-size-asian="8pt" style:font-size-complex="8pt"/>
    </style:style>
    <style:style style:name="P10" style:family="paragraph" style:parent-style-name="Standard">
      <style:paragraph-properties fo:text-align="end" style:justify-single-word="false"/>
      <style:text-properties style:font-name="Lucida Console" fo:font-size="8pt" officeooo:rsid="00300083" officeooo:paragraph-rsid="0039bc23" style:font-size-asian="8pt" style:font-size-complex="8pt"/>
    </style:style>
    <style:style style:name="P11" style:family="paragraph" style:parent-style-name="Standard">
      <style:paragraph-properties fo:text-align="start" style:justify-single-word="false"/>
      <style:text-properties style:font-name="Lucida Console" fo:font-size="8pt" officeooo:rsid="003077f8" officeooo:paragraph-rsid="003077f8" style:font-size-asian="8pt" style:font-size-complex="8pt"/>
    </style:style>
    <style:style style:name="P12" style:family="paragraph" style:parent-style-name="Standard">
      <style:paragraph-properties fo:text-align="end" style:justify-single-word="false"/>
      <style:text-properties style:font-name="Lucida Console" fo:font-size="8pt" officeooo:rsid="0032a2db" officeooo:paragraph-rsid="003077f8" style:font-size-asian="8pt" style:font-size-complex="8pt"/>
    </style:style>
    <style:style style:name="P13" style:family="paragraph" style:parent-style-name="Standard">
      <style:paragraph-properties fo:text-align="end" style:justify-single-word="false"/>
      <style:text-properties style:font-name="Lucida Console" fo:font-size="8pt" officeooo:rsid="001d8afb" officeooo:paragraph-rsid="0043a4ca" style:font-size-asian="8pt" style:font-size-complex="8pt"/>
    </style:style>
    <style:style style:name="P14" style:family="paragraph" style:parent-style-name="Standard">
      <style:paragraph-properties fo:text-align="end" style:justify-single-word="false"/>
      <style:text-properties style:font-name="Lucida Console" fo:font-size="8pt" officeooo:rsid="001d8afb" officeooo:paragraph-rsid="0043d12e" style:font-size-asian="8pt" style:font-size-complex="8pt"/>
    </style:style>
    <style:style style:name="P15" style:family="paragraph" style:parent-style-name="Standard">
      <style:paragraph-properties fo:text-align="end" style:justify-single-word="false"/>
      <style:text-properties style:font-name="Lucida Console" fo:font-size="8pt" officeooo:rsid="0023bb66" officeooo:paragraph-rsid="0043a4ca" style:font-size-asian="8pt" style:font-size-complex="8pt"/>
    </style:style>
    <style:style style:name="P16" style:family="paragraph" style:parent-style-name="Standard">
      <style:paragraph-properties fo:text-align="end" style:justify-single-word="false"/>
      <style:text-properties style:font-name="Lucida Console" fo:font-size="8pt" officeooo:rsid="00447403" officeooo:paragraph-rsid="00447403" style:font-size-asian="8pt" style:font-size-complex="8pt"/>
    </style:style>
    <style:style style:name="P17" style:family="paragraph" style:parent-style-name="Standard">
      <style:paragraph-properties fo:text-align="end" style:justify-single-word="false"/>
      <style:text-properties style:font-name="Lucida Console" fo:font-size="8pt" officeooo:rsid="0049225e" officeooo:paragraph-rsid="0049225e" style:font-size-asian="8pt" style:font-size-complex="8pt"/>
    </style:style>
    <style:style style:name="P18" style:family="paragraph" style:parent-style-name="Standard">
      <style:paragraph-properties fo:text-align="start" style:justify-single-word="false"/>
      <style:text-properties style:font-name="Lucida Console" fo:font-size="8pt" officeooo:rsid="0049ffc8" officeooo:paragraph-rsid="0049ffc8" style:font-size-asian="8pt" style:font-size-complex="8pt"/>
    </style:style>
    <style:style style:name="P19" style:family="paragraph" style:parent-style-name="Standard">
      <style:paragraph-properties fo:text-align="center" style:justify-single-word="false"/>
      <style:text-properties style:font-name="Lucida Console" fo:font-size="8pt" officeooo:rsid="0020ef7f" officeooo:paragraph-rsid="004e6253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Lucida Console" fo:font-size="8pt" officeooo:rsid="0043a4ca" officeooo:paragraph-rsid="0043a4ca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Lucida Console" fo:font-size="8pt" officeooo:rsid="0043d12e" officeooo:paragraph-rsid="0043d12e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Lucida Console" fo:font-size="8pt" officeooo:rsid="004b00d2" officeooo:paragraph-rsid="004b00d2" style:font-size-asian="8pt" style:font-size-complex="8pt"/>
    </style:style>
    <style:style style:name="P23" style:family="paragraph" style:parent-style-name="Table_20_Contents">
      <style:paragraph-properties fo:text-align="end" style:justify-single-word="false"/>
      <style:text-properties style:font-name="Lucida Console" fo:font-size="8pt" officeooo:rsid="004b00d2" officeooo:paragraph-rsid="004b00d2" style:font-size-asian="8pt" style:font-size-complex="8pt"/>
    </style:style>
    <style:style style:name="P24" style:family="paragraph" style:parent-style-name="Standard">
      <style:paragraph-properties fo:text-align="center" style:justify-single-word="false"/>
      <style:text-properties style:font-name="Lucida Console" fo:font-size="10pt" fo:font-weight="bold" officeooo:rsid="00501ca4" officeooo:paragraph-rsid="00501ca4" style:font-size-asian="10pt" style:font-weight-asian="bold" style:font-size-complex="10pt" style:font-weight-complex="bold"/>
    </style:style>
    <style:style style:name="T1" style:family="text">
      <style:text-properties officeooo:rsid="002d1b46"/>
    </style:style>
    <style:style style:name="T2" style:family="text">
      <style:text-properties officeooo:rsid="001d8afb"/>
    </style:style>
    <style:style style:name="T3" style:family="text">
      <style:text-properties officeooo:rsid="00154418"/>
    </style:style>
    <style:style style:name="T4" style:family="text">
      <style:text-properties officeooo:rsid="001c7c64"/>
    </style:style>
    <style:style style:name="T5" style:family="text">
      <style:text-properties officeooo:rsid="003077f8"/>
    </style:style>
    <style:style style:name="T6" style:family="text">
      <style:text-properties officeooo:rsid="00322d07"/>
    </style:style>
    <style:style style:name="T7" style:family="text">
      <style:text-properties officeooo:rsid="0043a4ca"/>
    </style:style>
    <style:style style:name="T8" style:family="text">
      <style:text-properties officeooo:rsid="004e6253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COMP_CITY], [COMP_PROV], [COMP_POS]</text:p>
      <text:p text:style-name="P1"><text:span text:style-name="T1">(</text:span>[COMP_PHONE_AREA]<text:span text:style-name="T1">)[COMP_PHONE_NUM] HST#</text:span>[GST_NUMBER]</text:p>
      <text:p text:style-name="P3">***********************************</text:p>
      <text:p text:style-name="P1">[COMP_HOMEPAGE]</text:p>
      <text:p text:style-name="P3">***********************************</text:p>
      <text:p text:style-name="P4"/>
      <text:p text:style-name="P5"><text:span text:style-name="T6">WS# </text:span>[WS] <text:s text:c="12"/><text:span text:style-name="T2">[FIRST_EMP]</text:span></text:p>
      <text:p text:style-name="P5"/>
      <text:p text:style-name="P6">-----Daily Cash Drawer Summary-----</text:p>
      <text:p text:style-name="P6">--------of Date: <text:span text:style-name="T3">[DATE]--------</text:span></text:p>
      <text:p text:style-name="P6"/>
      <text:p text:style-name="P8">Printed on <text:s/><text:span text:style-name="T4">[PRINT_AT]</text:span></text:p>
      <text:p text:style-name="P8"/>
      <text:p text:style-name="P6"><text:span text:style-name="T5">======</text:span>==== PAYMENT SUMMARY ===<text:span text:style-name="T5">=====</text:span></text:p>
      <text:p text:style-name="P6"/>
      <text:p text:style-name="P6"/>
      <text:section text:style-name="Sect1" text:name="Payment">
        <text:p text:style-name="P8"><text:s/>[EMP]</text:p>
        <table:table table:name="List" table:style-name="List">
          <table:table-column table:style-name="List.A"/>
          <table:table-column table:style-name="List.B"/>
          <table:table-row>
            <table:table-cell table:style-name="List.A1" office:value-type="string">
              <text:p text:style-name="P9">[METHOD]<text:tab/></text:p>
            </table:table-cell>
            <table:table-cell table:style-name="List.A1" office:value-type="string">
              <text:p text:style-name="P10">[PAYAMT]</text:p>
            </table:table-cell>
          </table:table-row>
        </table:table>
        <text:p text:style-name="P8">-----------------------------------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1">Total<text:tab/></text:p>
            </table:table-cell>
            <table:table-cell table:style-name="Table2.A1" office:value-type="string">
              <text:p text:style-name="P12">[TOTAL]</text:p>
            </table:table-cell>
          </table:table-row>
        </table:table>
        <text:p text:style-name="P11"/>
        <text:p text:style-name="P11"><text:s/><text:tab/><text:tab/><text:tab/><text:tab/></text:p>
      </text:section>
      <text:p text:style-name="P6"/>
      <text:p text:style-name="P4"/>
      <text:p text:style-name="P7"><text:span text:style-name="T7">========</text:span>=== <text:span text:style-name="T7">SALES</text:span> SUMMARY ===<text:span text:style-name="T5">======</text:span></text:p>
      <text:p text:style-name="P7"/>
      <text:p text:style-name="P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">Num of Txn</text:p>
            <text:p text:style-name="P20"/>
          </table:table-cell>
          <table:table-cell table:style-name="Table3.A1" office:value-type="string">
            <text:p text:style-name="P15">[NUM_OF_TXN]</text:p>
          </table:table-cell>
        </table:table-row>
        <table:table-row>
          <table:table-cell table:style-name="Table3.A1" office:value-type="string">
            <text:p text:style-name="P20">Start Time</text:p>
            <text:p text:style-name="P20"/>
          </table:table-cell>
          <table:table-cell table:style-name="Table3.A1" office:value-type="string">
            <text:p text:style-name="P13">[START_TIME]</text:p>
          </table:table-cell>
        </table:table-row>
        <table:table-row>
          <table:table-cell table:style-name="Table3.A1" office:value-type="string">
            <text:p text:style-name="P20">Pay Out</text:p>
            <text:p text:style-name="P20"/>
          </table:table-cell>
          <table:table-cell table:style-name="Table3.A1" office:value-type="string">
            <text:p text:style-name="P13">[PAYOUT]</text:p>
          </table:table-cell>
        </table:table-row>
        <table:table-row>
          <table:table-cell table:style-name="Table3.A1" office:value-type="string">
            <text:p text:style-name="P20">Retail Sales</text:p>
          </table:table-cell>
          <table:table-cell table:style-name="Table3.A1" office:value-type="string">
            <text:p text:style-name="P13">[RETAILSALES]</text:p>
          </table:table-cell>
        </table:table-row>
        <table:table-row>
          <table:table-cell table:style-name="Table3.A1" office:value-type="string">
            <text:p text:style-name="P20">HST</text:p>
          </table:table-cell>
          <table:table-cell table:style-name="Table3.A1" office:value-type="string">
            <text:p text:style-name="P13">[TAX1]</text:p>
          </table:table-cell>
        </table:table-row>
        <table:table-row>
          <table:table-cell table:style-name="Table3.A1" office:value-type="string">
            <text:p text:style-name="P20">hst5%</text:p>
          </table:table-cell>
          <table:table-cell table:style-name="Table3.A1" office:value-type="string">
            <text:p text:style-name="P16">[TAX2]</text:p>
          </table:table-cell>
        </table:table-row>
        <table:table-row>
          <table:table-cell table:style-name="Table3.A1" office:value-type="string">
            <text:p text:style-name="P20">Net Sales</text:p>
          </table:table-cell>
          <table:table-cell table:style-name="Table3.A1" office:value-type="string">
            <text:p text:style-name="P17">[NETSALES]</text:p>
          </table:table-cell>
        </table:table-row>
        <table:table-row>
          <table:table-cell table:style-name="Table3.A1" office:value-type="string">
            <text:p text:style-name="P21">5c Rounding</text:p>
            <text:p text:style-name="P21"/>
          </table:table-cell>
          <table:table-cell table:style-name="Table3.A1" office:value-type="string">
            <text:p text:style-name="P14">[FIVE_CENT_ROUND]</text:p>
          </table:table-cell>
        </table:table-row>
      </table:table>
      <text:p text:style-name="P7"/>
      <text:p text:style-name="P7"/>
      <text:section text:style-name="Sect1" text:name="Actions">
        <text:p text:style-name="P18">Operator : [EMP]</text:p>
        <text:p text:style-name="P18"/>
        <table:table table:name="ActionList" table:style-name="ActionList">
          <table:table-column table:style-name="ActionList.A"/>
          <table:table-column table:style-name="ActionList.B"/>
          <table:table-column table:style-name="ActionList.C"/>
          <table:table-row>
            <table:table-cell table:style-name="ActionList.A1" office:value-type="string">
              <text:p text:style-name="P22">[NAME]</text:p>
            </table:table-cell>
            <table:table-cell table:style-name="ActionList.A1" office:value-type="string">
              <text:p text:style-name="P23">:</text:p>
            </table:table-cell>
            <table:table-cell table:style-name="ActionList.A1" office:value-type="string">
              <text:p text:style-name="P23">[VALUE]</text:p>
            </table:table-cell>
          </table:table-row>
        </table:table>
        <text:p text:style-name="P7"/>
        <text:p text:style-name="P7"/>
      </text:section>
      <text:p text:style-name="P7"/>
      <text:p text:style-name="P2"/>
      <text:p text:style-name="P24">[COMP_TITLE]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79.99mm" fo:page-height="279.4mm" style:num-format="1" style:print-orientation="portrait" fo:margin-top="10mm" fo:margin-bottom="10mm" fo:margin-left="1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6T11:30:17.806000000</meta:creation-date>
    <dc:date>2014-03-06T14:15:59.039000000</dc:date>
    <meta:editing-duration>PT21M14S</meta:editing-duration>
    <meta:editing-cycles>59</meta:editing-cycles>
    <meta:generator>LibreOffice/4.2.1.1$Windows_x86 LibreOffice_project/d7dbbd7842e6a58b0f521599204e827654e1fb8b</meta:generator>
    <meta:document-statistic meta:table-count="4" meta:image-count="0" meta:object-count="0" meta:page-count="1" meta:paragraph-count="39" meta:word-count="67" meta:character-count="632" meta:non-whitespace-character-count="584"/>
  </office:meta>
</office:document-meta>
</file>